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4.036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3.505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4.58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52cm"/>
    </style:style>
    <style:style style:name="co9" style:family="table-column">
      <style:table-column-properties fo:break-before="auto" style:column-width="4.292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4.819cm"/>
    </style:style>
    <style:style style:name="co12" style:family="table-column">
      <style:table-column-properties fo:break-before="auto" style:column-width="4.771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4.523cm"/>
    </style:style>
    <style:style style:name="co15" style:family="table-column">
      <style:table-column-properties fo:break-before="auto" style:column-width="5.272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3.854cm"/>
    </style:style>
    <style:style style:name="co1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3.928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4.773cm"/>
    </style:style>
    <style:style style:name="co22" style:family="table-column">
      <style:table-column-properties fo:break-before="auto" style:column-width="4.96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737cm" fo:break-before="auto" style:use-optimal-row-height="false"/>
    </style:style>
    <style:style style:name="ro5" style:family="table-row">
      <style:table-row-properties style:row-height="2.538cm" fo:break-before="auto" style:use-optimal-row-height="false"/>
    </style:style>
    <style:style style:name="ro6" style:family="table-row">
      <style:table-row-properties style:row-height="1.912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1.69cm" fo:break-before="auto" style:use-optimal-row-height="false"/>
    </style:style>
    <style:style style:name="ro9" style:family="table-row">
      <style:table-row-properties style:row-height="2.508cm" fo:break-before="auto" style:use-optimal-row-height="false"/>
    </style:style>
    <style:style style:name="ro10" style:family="table-row">
      <style:table-row-properties style:row-height="1.579cm" fo:break-before="auto" style:use-optimal-row-height="false"/>
    </style:style>
    <style:style style:name="ro11" style:family="table-row">
      <style:table-row-properties style:row-height="1.207cm" fo:break-before="auto" style:use-optimal-row-height="false"/>
    </style:style>
    <style:style style:name="ro12" style:family="table-row">
      <style:table-row-properties style:row-height="2.743cm" fo:break-before="auto" style:use-optimal-row-height="false"/>
    </style:style>
    <style:style style:name="ro13" style:family="table-row">
      <style:table-row-properties style:row-height="2.133cm" fo:break-before="auto" style:use-optimal-row-height="false"/>
    </style:style>
    <style:style style:name="ro14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2.49pt solid #000000" fo:background-color="#cccccc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e6e6e6" style:font-name="Courier New" fo:font-size="9pt" style:font-size-asian="9pt" style:font-size-complex="9pt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ff0000" style:font-name="Courier New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style:font-size-asian="9pt" style:font-size-complex="9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bold" style:font-size-asian="9pt" style:font-weight-asian="bold" style:font-size-complex="9pt" style:font-weight-complex="bold"/>
    </style:style>
    <style:style style:name="ce1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7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fo:color="#ff0000" style:font-name="Courier New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ce75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77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37" style:family="table-cell" style:parent-style-name="Default">
      <style:table-cell-properties fo:border-bottom="none" fo:border-left="2.49pt solid #000000" fo:border-right="2.49pt solid #000000" fo:border-top="none"/>
    </style:style>
    <style:style style:name="ce3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color="#ff0000" style:font-name="Courier New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2.49pt solid #000000" fo:border-right="2.49pt solid #000000" fo:border-top="none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35" style:family="table-cell" style:parent-style-name="Default">
      <style:table-cell-properties fo:border-bottom="2.49pt solid #000000" fo:background-color="#e6e6e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2pt" fo:font-weight="bold" style:font-size-asian="12pt" style:font-size-complex="12pt" style:font-weight-asian="bold" style:font-weight-complex="bold" fo:color="#6666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/>
    </style:style>
    <style:style style:name="T5" style:family="text">
      <style:text-properties fo:color="#ff3333"/>
    </style:style>
    <style:style style:name="T6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fo:color="#ff3333"/>
    </style:style>
    <style:style style:name="T8" style:family="text">
      <style:text-properties style:font-name="Courier New"/>
    </style:style>
    <style:style style:name="T9" style:family="text">
      <style:text-properties style:font-name="Courier New" fo:color="#00ae00"/>
    </style:style>
    <style:style style:name="T10" style:family="text">
      <style:text-properties fo:color="#3333ff" style:font-name="Courier New"/>
    </style:style>
    <style:style style:name="T11" style:family="text">
      <style:text-properties fo:color="#ff0000" style:font-name="Courier New" fo:font-weight="bold" style:font-weight-asian="bold" style:font-weight-complex="bold"/>
    </style:style>
    <style:style style:name="T12" style:family="text">
      <style:text-properties fo:color="#000000" style:font-name="Courier New" fo:font-weight="normal" style:font-weight-asian="normal" style:font-weight-complex="normal"/>
    </style:style>
    <style:style style:name="T13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Courier New" fo:font-weight="bold" style:font-weight-asian="bold" style:font-weight-complex="bold"/>
    </style:style>
    <style:style style:name="T15" style:family="text">
      <style:text-properties style:font-name="Courier New" fo:font-weight="bold" style:font-weight-asian="bold" style:font-weight-complex="bold" fo:color="#ff0000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ae00"/>
    </style:style>
    <style:style style:name="T19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color="#3333ff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3333"/>
    </style:style>
    <style:style style:name="T24" style:family="text">
      <style:text-properties style:font-name="Courier New" fo:color="#33cc66" fo:font-weight="bold" style:font-weight-asian="bold" style:font-weight-complex="bold"/>
    </style:style>
    <style:style style:name="T25" style:family="text">
      <style:text-properties fo:color="#33cc66" fo:font-weight="bold" style:font-weight-asian="bold" style:font-weight-complex="bold"/>
    </style:style>
    <style:style style:name="T26" style:family="text">
      <style:text-properties fo:color="#ff0000" style:font-name="Courier New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Courier New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Courier New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9" style:family="text">
      <style:text-properties style:font-name="Courier New" fo:color="#000000" fo:font-style="normal" style:font-style-asian="normal" style:font-style-complex="normal"/>
    </style:style>
    <style:style style:name="T30" style:family="text">
      <style:text-properties style:font-name="Courier New" fo:color="#000000" fo:font-weight="normal" style:font-weight-asian="normal" style:font-weight-complex="normal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style:font-name="Courier New" fo:font-weight="normal" style:font-weight-asian="normal" style:font-weight-complex="normal" fo:color="#00ae00"/>
    </style:style>
    <style:style style:name="T33" style:family="text">
      <style:text-properties style:font-name="Courier New" fo:font-weight="normal" style:font-weight-asian="normal" style:font-weight-complex="normal" fo:color="#000000"/>
    </style:style>
    <style:style style:name="T34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3333ff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3333ff"/>
    </style:style>
    <style:style style:name="T38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MDs" table:style-name="ta1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4"/>
        <table:table-column table:style-name="co8" table:default-cell-style-name="ce11"/>
        <table:table-column table:style-name="co3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row table:style-name="ro1">
          <table:table-cell table:style-name="ce15" office:value-type="string" calcext:value-type="string" table:number-columns-spanned="1" table:number-rows-spanned="2">
            <text:p>State</text:p>
          </table:table-cell>
          <table:table-cell table:style-name="ce7" office:value-type="string" calcext:value-type="string" table:number-columns-spanned="3" table:number-rows-spanned="1">
            <text:p>SRC Register direct R: <text:span text:style-name="T4">am(2:1)=</text:span><text:span text:style-name="T5">00</text:span>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<text:span text:style-name="T21">SRC Indexed [R+n]: </text:span><text:span text:style-name="T22">am(2:1)=</text:span><text:span text:style-name="T23">01</text:span>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<text:span text:style-name="T21">SRC Indirect [R]: </text:span><text:span text:style-name="T22">am(2:1)=</text:span><text:span text:style-name="T5">10</text:span></text:p>
          </table:table-cell>
          <table:covered-table-cell table:number-columns-repeated="2" table:style-name="ce12"/>
          <table:table-cell table:style-name="ce7" office:value-type="string" calcext:value-type="string" table:number-columns-spanned="3" table:number-rows-spanned="1">
            <text:p><text:span text:style-name="T21">SRC Indirect auto inc [R++]: </text:span><text:span text:style-name="T22">am(2:1)=</text:span><text:span text:style-name="T5">11</text:span></text:p>
          </table:table-cell>
          <table:covered-table-cell table:number-columns-repeated="2" table:style-name="ce12"/>
          <table:table-cell table:style-name="ce1" office:value-type="string" calcext:value-type="string" table:number-columns-spanned="1" table:number-rows-spanned="2">
            <text:p>State</text:p>
          </table:table-cell>
          <table:table-cell table:style-name="ce1" office:value-type="string" calcext:value-type="string" table:number-columns-spanned="1" table:number-rows-spanned="2">
            <text:p>CALL</text:p>
          </table:table-cell>
          <table:table-cell table:style-name="ce1" office:value-type="string" calcext:value-type="string" table:number-columns-spanned="1" table:number-rows-spanned="2">
            <text:p>PUSH</text:p>
          </table:table-cell>
          <table:table-cell/>
          <table:table-cell table:style-name="ce1" office:value-type="string" calcext:value-type="string" table:number-columns-spanned="1" table:number-rows-spanned="2">
            <text:p>RETI</text:p>
          </table:table-cell>
          <table:table-cell/>
          <table:table-cell table:style-name="ce1" office:value-type="string" calcext:value-type="string" table:number-columns-spanned="1" table:number-rows-spanned="2">
            <text:p>IRQ (HW)</text:p>
          </table:table-cell>
          <table:table-cell table:number-columns-repeated="4"/>
        </table:table-row>
        <table:table-row table:style-name="ro2">
          <table:covered-table-cell table:style-name="ce2"/>
          <table:table-cell table:style-name="ce8" office:value-type="string" calcext:value-type="string">
            <text:p><text:span text:style-name="T6">DST Reg direct: am(0)=</text:span><text:span text:style-name="T7">0</text:span></text:p>
          </table:table-cell>
          <table:table-cell table:style-name="ce13" office:value-type="string" calcext:value-type="string">
            <text:p><text:span text:style-name="T6">DST indexed: am(0)=</text:span><text:span text:style-name="T7">1</text:span></text:p>
          </table:table-cell>
          <table:table-cell table:style-name="ce13" office:value-type="string" calcext:value-type="string">
            <text:p>SINGLE (DST = SRC)</text:p>
          </table:table-cell>
          <table:table-cell table:style-name="ce8" office:value-type="string" calcext:value-type="string">
            <text:p><text:span text:style-name="T6">DST Reg direct: am(0)=</text:span><text:span text:style-name="T7">0</text:span></text:p>
          </table:table-cell>
          <table:table-cell table:style-name="ce13" office:value-type="string" calcext:value-type="string">
            <text:p><text:span text:style-name="T6">DST indexed: am(0)=</text:span><text:span text:style-name="T7">1</text:span></text:p>
          </table:table-cell>
          <table:table-cell table:style-name="ce13" office:value-type="string" calcext:value-type="string">
            <text:p>SINGLE (DST = SRC)</text:p>
          </table:table-cell>
          <table:table-cell table:style-name="ce8" office:value-type="string" calcext:value-type="string">
            <text:p><text:span text:style-name="T6">DST Reg direct: am(0)=</text:span><text:span text:style-name="T7">0</text:span></text:p>
          </table:table-cell>
          <table:table-cell table:style-name="ce13" office:value-type="string" calcext:value-type="string">
            <text:p><text:span text:style-name="T6">DST indexed: am(0)=</text:span><text:span text:style-name="T7">1</text:span></text:p>
          </table:table-cell>
          <table:table-cell table:style-name="ce13" office:value-type="string" calcext:value-type="string">
            <text:p>SINGLE (DST = SRC)</text:p>
          </table:table-cell>
          <table:table-cell table:style-name="ce8" office:value-type="string" calcext:value-type="string">
            <text:p><text:span text:style-name="T6">DST Reg direct: am(0)=</text:span><text:span text:style-name="T7">0</text:span></text:p>
          </table:table-cell>
          <table:table-cell table:style-name="ce13" office:value-type="string" calcext:value-type="string">
            <text:p><text:span text:style-name="T6">DST indexed: am(0)=</text:span><text:span text:style-name="T7">1</text:span></text:p>
          </table:table-cell>
          <table:table-cell table:style-name="ce13" office:value-type="string" calcext:value-type="string">
            <text:p>SINGLE (DST = SRC)</text:p>
          </table:table-cell>
          <table:covered-table-cell table:style-name="ce2"/>
          <table:covered-table-cell table:number-columns-repeated="2" table:style-name="ce27"/>
          <table:table-cell/>
          <table:covered-table-cell table:style-name="ce27"/>
          <table:table-cell/>
          <table:covered-table-cell table:style-name="ce37"/>
          <table:table-cell table:number-columns-repeated="4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<text:span text:style-name="T8">RF(</text:span><text:span text:style-name="T9">SRC</text:span><text:span text:style-name="T8">) → OpA;</text:span></text:p>
            <text:p><text:span text:style-name="T10">check_pushcall;</text:span></text:p>
            <text:p><text:span text:style-name="T11">=&gt; 1</text:span></text:p>
          </table:table-cell>
          <table:table-cell table:style-name="ce16" office:value-type="string" calcext:value-type="string">
            <text:p><text:span text:style-name="T8">RF(PC) → MEM.ADDR;</text:span></text:p>
            <text:p><text:span text:style-name="T8">MEM.RD(fast);</text:span></text:p>
            <text:p><text:span text:style-name="T8">PC+2 → PC;</text:span></text:p>
            <text:p><text:span text:style-name="T11">=&gt; 3</text:span></text:p>
          </table:table-cell>
          <table:table-cell table:style-name="ce19" office:value-type="string" calcext:value-type="string">
            <text:p><text:span text:style-name="T17">RF(</text:span><text:span text:style-name="T18">SRC</text:span><text:span text:style-name="T19">) → OpA;</text:span></text:p>
            <text:p><text:span text:style-name="T20">check_pushcall;</text:span></text:p>
            <text:p><text:span text:style-name="T11">=&gt; 6</text:span></text:p>
          </table:table-cell>
          <table:table-cell table:style-name="ce52" office:value-type="string" calcext:value-type="string">
            <text:p><text:span text:style-name="T12">RF(PC) → MEM.ADDR;</text:span></text:p>
            <text:p>MEM.RD(fast);</text:p>
            <text:p>PC+2 → PC;</text:p>
            <text:p><text:span text:style-name="T16">=&gt; 2</text:span></text:p>
          </table:table-cell>
          <table:table-cell table:style-name="ce16" office:value-type="string" calcext:value-type="string">
            <text:p>RF(PC) → MAR;</text:p>
            <text:p>MEM.RD;</text:p>
            <text:p>PC+2 → PC;</text:p>
            <text:p><text:span text:style-name="T16">=&gt; 1</text:span></text:p>
          </table:table-cell>
          <table:table-cell table:style-name="ce19" office:value-type="string" calcext:value-type="string">
            <text:p><text:span text:style-name="T12">RF(PC) → MEM.ADDR;</text:span></text:p>
            <text:p>MEM.RD(fast);</text:p>
            <text:p>PC+2 → PC;</text:p>
            <text:p><text:span text:style-name="T16">=&gt; 2</text:span></text:p>
          </table:table-cell>
          <table:table-cell table:style-name="ce52" office:value-type="string" calcext:value-type="string">
            <text:p><text:span text:style-name="T12">RF(</text:span><text:span text:style-name="T24">SRC</text:span><text:span text:style-name="T30">) → MEM.ADDR;</text:span></text:p>
            <text:p><text:span text:style-name="T12">MEM.RD(fast);</text:span></text:p>
            <text:p><text:span text:style-name="T11">=&gt; 1</text:span></text:p>
          </table:table-cell>
          <table:table-cell table:style-name="ce16" office:value-type="string" calcext:value-type="string">
            <text:p><text:span text:style-name="T31">RF(</text:span><text:span text:style-name="T25">SRC</text:span><text:span text:style-name="T31">) → MEM.ADDR;</text:span></text:p>
            <text:p><text:span text:style-name="T31">MEM.RD(fast);</text:span></text:p>
            <text:p><text:span text:style-name="T16">=&gt; 1</text:span></text:p>
          </table:table-cell>
          <table:table-cell table:style-name="ce64" office:value-type="string" calcext:value-type="string">
            <text:p><text:span text:style-name="T12">RF(</text:span><text:span text:style-name="T32">SRC</text:span><text:span text:style-name="T33">) → MEM.ADDR;</text:span></text:p>
            <text:p><text:span text:style-name="T12">MEM.RD(fast);</text:span></text:p>
            <text:p><text:span text:style-name="T11">=&gt; 1</text:span></text:p>
          </table:table-cell>
          <table:table-cell table:style-name="ce52" office:value-type="string" calcext:value-type="string">
            <text:p><text:span text:style-name="T12">RF(</text:span><text:span text:style-name="T24">SRC</text:span><text:span text:style-name="T30">) → MEM.ADDR;</text:span></text:p>
            <text:p><text:span text:style-name="T12">MEM.RD(fast);</text:span></text:p>
            <text:p><text:span text:style-name="T12">RF(</text:span><text:span text:style-name="T24">SRC</text:span><text:span text:style-name="T30">) + ½ → RF(</text:span><text:span text:style-name="T24">SRC</text:span><text:span text:style-name="T30">)</text:span></text:p>
            <text:p><text:span text:style-name="T11">=&gt; 1</text:span></text:p>
          </table:table-cell>
          <table:table-cell table:style-name="ce16" office:value-type="string" calcext:value-type="string">
            <text:p><text:span text:style-name="T31">RF(</text:span><text:span text:style-name="T25">SRC</text:span><text:span text:style-name="T31">) → MEM.ADDR;</text:span></text:p>
            <text:p><text:span text:style-name="T31">MEM.RD(fast);</text:span></text:p>
            <text:p><text:span text:style-name="T31">RF(</text:span><text:span text:style-name="T25">SRC</text:span><text:span text:style-name="T31">) + ½ → RF(</text:span><text:span text:style-name="T25">SRC</text:span><text:span text:style-name="T31">)</text:span></text:p>
            <text:p><text:span text:style-name="T16">=&gt; 1</text:span></text:p>
          </table:table-cell>
          <table:table-cell table:style-name="ce19" office:value-type="string" calcext:value-type="string">
            <text:p><text:span text:style-name="T12">RF(</text:span><text:span text:style-name="T32">SRC</text:span><text:span text:style-name="T33">) → MEM.ADDR;</text:span></text:p>
            <text:p><text:span text:style-name="T12">MEM.RD(fast);</text:span></text:p>
            <text:p><text:span text:style-name="T12">RF(</text:span><text:span text:style-name="T32">SRC</text:span><text:span text:style-name="T33">) + ½ → RF(</text:span><text:span text:style-name="T32">SRC</text:span><text:span text:style-name="T33">)</text:span></text:p>
            <text:p><text:span text:style-name="T11">=&gt; 1</text:span></text:p>
          </table:table-cell>
          <table:table-cell table:style-name="ce4" office:value-type="float" office:value="0" calcext:value-type="float">
            <text:p>0</text:p>
          </table:table-cell>
          <table:table-cell table:style-name="ce48" office:value-type="string" calcext:value-type="string" table:number-columns-spanned="1" table:number-rows-spanned="5">
            <text:p>Get DST via mod.</text:p>
            <text:p>Single ALU OP</text:p>
            <text:p>ALU.CMD = MOV;</text:p>
            <text:p>Target in <text:span text:style-name="T8">OpA</text:span></text:p>
            <text:p><text:span text:style-name="T13">If </text:span><text:span text:style-name="T37">check_pushcall</text:span></text:p>
            <text:p><text:span text:style-name="T17">Is true</text:span></text:p>
          </table:table-cell>
          <table:table-cell table:style-name="ce48" office:value-type="string" calcext:value-type="string" table:number-columns-spanned="1" table:number-rows-spanned="5">
            <text:p>Get DST via mod.</text:p>
            <text:p>Single ALU OP</text:p>
            <text:p>ALU.CMD = MOV;</text:p>
            <text:p>Target in <text:span text:style-name="T8">OpA</text:span></text:p>
            <text:p><text:span text:style-name="T13">If </text:span><text:span text:style-name="T37">check_pushcall</text:span></text:p>
            <text:p><text:span text:style-name="T17">Is true</text:span></text:p>
          </table:table-cell>
          <table:table-cell/>
          <table:table-cell table:style-name="ce70" office:value-type="string" calcext:value-type="string">
            <text:p><text:span text:style-name="T12">SP → MEM.ADDR;</text:span></text:p>
            <text:p><text:span text:style-name="T12">SP + 2 → SP;</text:span></text:p>
            <text:p><text:span text:style-name="T12">MEM.RD(fast);</text:span></text:p>
            <text:p><text:span text:style-name="T11">=&gt; 1</text:span></text:p>
          </table:table-cell>
          <table:table-cell/>
          <table:table-cell table:style-name="ce34" office:value-type="string" calcext:value-type="string">
            <text:p><text:span text:style-name="T12">SP – 2 → MAR;</text:span></text:p>
            <text:p><text:span text:style-name="T12">SP – 2 → SP;</text:span></text:p>
            <text:p><text:span text:style-name="T11">=&gt; 1</text:span></text:p>
          </table:table-cell>
          <table:table-cell table:number-columns-repeated="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8">RF(DST) → OpB;</text:span></text:p>
            <text:p><text:span text:style-name="T11">=&gt; 6</text:span></text:p>
          </table:table-cell>
          <table:table-cell table:style-name="ce1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16" office:value-type="string" calcext:value-type="string">
            <text:p>RF(PC) → MAR;</text:p>
            <text:p>MEM.RD;</text:p>
            <text:p>PC+2 → PC;</text:p>
            <text:p><text:span text:style-name="T16">=&gt; 2</text:span></text:p>
          </table:table-cell>
          <table:table-cell table:style-name="ce19" office:value-type="string" calcext:value-type="string">
            <text:p>-</text:p>
          </table:table-cell>
          <table:table-cell table:style-name="ce52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2</text:span></text:p>
          </table:table-cell>
          <table:table-cell table:style-name="ce16" office:value-type="string" calcext:value-type="string">
            <text:p>RF(PC) → MEM.ADDR;</text:p>
            <text:p>MEM.RD(fast);</text:p>
            <text:p>PC+2 → PC;</text:p>
            <text:p><text:span text:style-name="T13">MDI → OpA;</text:span></text:p>
            <text:p><text:span text:style-name="T16">=&gt; 3</text:span></text:p>
          </table:table-cell>
          <table:table-cell table:style-name="ce64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6</text:span></text:p>
          </table:table-cell>
          <table:table-cell table:style-name="ce52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2</text:span></text:p>
          </table:table-cell>
          <table:table-cell table:style-name="ce16" office:value-type="string" calcext:value-type="string">
            <text:p><text:span text:style-name="T31">RF(PC) → MEM.ADDR;</text:span></text:p>
            <text:p>MEM.RD(fast);</text:p>
            <text:p>PC+2 → PC;</text:p>
            <text:p><text:span text:style-name="T34">MDI → OpA;</text:span></text:p>
            <text:p><text:span text:style-name="T16">=&gt; 3</text:span></text:p>
          </table:table-cell>
          <table:table-cell table:style-name="ce19" office:value-type="string" calcext:value-type="string">
            <text:p><text:span text:style-name="T35">MDI → OpA;</text:span></text:p>
            <text:p><text:span text:style-name="T36">check_pushcall;</text:span></text:p>
            <text:p><text:span text:style-name="T16">=&gt; 6</text:span></text:p>
          </table:table-cell>
          <table:table-cell table:style-name="ce4" office:value-type="float" office:value="1" calcext:value-type="float">
            <text:p>1</text:p>
          </table:table-cell>
          <table:covered-table-cell table:style-name="ce48"/>
          <table:covered-table-cell table:style-name="ce69"/>
          <table:table-cell/>
          <table:table-cell table:style-name="ce76" office:value-type="string" calcext:value-type="string">
            <text:p><text:span text:style-name="T12">SP → MEM.ADDR;</text:span></text:p>
            <text:p><text:span text:style-name="T12">SP + 2 → SP;</text:span></text:p>
            <text:p><text:span text:style-name="T12">MEM.RD(fast);</text:span></text:p>
            <text:p><text:span text:style-name="T38">MDI → OpA;</text:span></text:p>
            <text:p><text:span text:style-name="T11">=&gt; 2</text:span></text:p>
          </table:table-cell>
          <table:table-cell/>
          <table:table-cell table:style-name="ce19" office:value-type="string" calcext:value-type="string">
            <text:p><text:span text:style-name="T12">PC → OpA;</text:span></text:p>
            <text:p><text:span text:style-name="T11">=&gt; 2</text:span></text:p>
          </table:table-cell>
          <table:table-cell table:number-columns-repeated="4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52" office:value-type="string" calcext:value-type="string">
            <text:p><text:span text:style-name="T8">RF(</text:span><text:span text:style-name="T24">SRC</text:span><text:span text:style-name="T8">) + MDI → MAR;</text:span></text:p>
            <text:p><text:span text:style-name="T8">MEM.RD;</text:span></text:p>
            <text:p><text:span text:style-name="T11">=&gt; 3</text:span></text:p>
          </table:table-cell>
          <table:table-cell table:style-name="ce16" office:value-type="string" calcext:value-type="string">
            <text:p>RF(<text:span text:style-name="T25">SRC</text:span>) + MDI → MAR;</text:p>
            <text:p>MEM.RD;</text:p>
            <text:p><text:span text:style-name="T16">=&gt; 3</text:span></text:p>
          </table:table-cell>
          <table:table-cell table:style-name="ce19" office:value-type="string" calcext:value-type="string">
            <text:p><text:span text:style-name="T8">RF(</text:span><text:span text:style-name="T9">SRC</text:span><text:span text:style-name="T8">) + MDI → MAR;</text:span></text:p>
            <text:p><text:span text:style-name="T8">MEM.RD;</text:span></text:p>
            <text:p><text:span text:style-name="T11">=&gt; 3</text:span></text:p>
          </table:table-cell>
          <table:table-cell table:style-name="ce52" office:value-type="string" calcext:value-type="string">
            <text:p><text:span text:style-name="T8">RF(DST) → OpB;</text:span></text:p>
            <text:p><text:span text:style-name="T11">=&gt; 6</text:span>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52" office:value-type="string" calcext:value-type="string">
            <text:p><text:span text:style-name="T8">RF(DST) → OpB;</text:span></text:p>
            <text:p><text:span text:style-name="T11">=&gt; 6</text:span>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covered-table-cell table:style-name="ce48"/>
          <table:covered-table-cell table:style-name="ce69"/>
          <table:table-cell/>
          <table:table-cell table:style-name="ce76" office:value-type="string" calcext:value-type="string">
            <text:p><text:span text:style-name="T12">MDI → OpA;</text:span></text:p>
            <text:p><text:span text:style-name="T12">ALU(MOV) → SR;</text:span></text:p>
            <text:p><text:span text:style-name="T11">=&gt; 3</text:span></text:p>
          </table:table-cell>
          <table:table-cell/>
          <table:table-cell table:style-name="ce38" office:value-type="string" calcext:value-type="string">
            <text:p><text:span text:style-name="T12">ALU(MOV);</text:span></text:p>
            <text:p><text:span text:style-name="T12">MEM.WR;</text:span></text:p>
            <text:p><text:span text:style-name="T12">SP – 2 → MAR;</text:span></text:p>
            <text:p><text:span text:style-name="T12">SP – 2 → SP;</text:span></text:p>
            <text:p><text:span text:style-name="T11">=&gt; 3</text:span></text:p>
          </table:table-cell>
          <table:table-cell table:number-columns-repeated="4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<text:span text:style-name="T12">RF(DST) + MDI → MAR;</text:span></text:p>
            <text:p><text:span text:style-name="T8">MEM.RD;</text:span></text:p>
            <text:p><text:span text:style-name="T11">=&gt; 4</text:span></text:p>
          </table:table-cell>
          <table:table-cell table:style-name="ce19" office:value-type="string" calcext:value-type="string">
            <text:p>-</text:p>
          </table:table-cell>
          <table:table-cell table:style-name="ce52" office:value-type="string" calcext:value-type="string">
            <text:p>RF(DST) → OpB;</text:p>
            <text:p><text:span text:style-name="T16">=&gt; 4</text:span></text:p>
          </table:table-cell>
          <table:table-cell table:style-name="ce16" office:value-type="string" calcext:value-type="string">
            <text:p>RF(DST) + MDI → MAR;</text:p>
            <text:p>MEM.RD;</text:p>
            <text:p><text:span text:style-name="T16">=&gt; 4</text:span></text:p>
          </table:table-cell>
          <table:table-cell table:style-name="ce19" office:value-type="string" calcext:value-type="string">
            <text:p><text:span text:style-name="T29">NOP;</text:span></text:p>
            <text:p><text:span text:style-name="T11">=&gt; 4</text:span></text:p>
          </table:table-cell>
          <table:table-cell table:style-name="ce20" office:value-type="string" calcext:value-type="string">
            <text:p>-</text:p>
          </table:table-cell>
          <table:table-cell table:style-name="ce14" office:value-type="string" calcext:value-type="string">
            <text:p><text:span text:style-name="T8">RF(DST) + MDI → MAR;</text:span></text:p>
            <text:p><text:span text:style-name="T8">MEM.RD;</text:span></text:p>
            <text:p><text:span text:style-name="T11">=&gt; 4</text:span></text:p>
          </table:table-cell>
          <table:table-cell table:style-name="ce19" office:value-type="string" calcext:value-type="string">
            <text:p>-</text:p>
          </table:table-cell>
          <table:table-cell table:style-name="Default"/>
          <table:table-cell table:style-name="ce16" office:value-type="string" calcext:value-type="string">
            <text:p><text:span text:style-name="T8">RF(DST) + MDI → MAR;</text:span></text:p>
            <text:p><text:span text:style-name="T8">MEM.RD;</text:span></text:p>
            <text:p><text:span text:style-name="T11">=&gt; 4</text:span></text:p>
          </table:table-cell>
          <table:table-cell table:style-name="ce19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covered-table-cell table:style-name="ce48"/>
          <table:covered-table-cell table:style-name="ce69"/>
          <table:table-cell/>
          <table:table-cell table:style-name="ce77" office:value-type="string" calcext:value-type="string">
            <text:p><text:span text:style-name="T8">ALU</text:span><text:span text:style-name="T30">(MOV)</text:span><text:span text:style-name="T8"> → PC;</text:span></text:p>
            <text:p><text:span text:style-name="T11">=&gt; Done</text:span></text:p>
          </table:table-cell>
          <table:table-cell/>
          <table:table-cell table:style-name="ce19" office:value-type="string" calcext:value-type="string">
            <text:p><text:span text:style-name="T12">SR → OpA;</text:span></text:p>
            <text:p><text:span text:style-name="T12">CLEAR_GIE;</text:span></text:p>
            <text:p><text:span text:style-name="T12">IRQ_VEC → MEM.ADDR;</text:span></text:p>
            <text:p><text:span text:style-name="T12">MEM.RD(fast);</text:span></text:p>
            <text:p><text:span text:style-name="T11">=&gt; 4</text:span></text:p>
          </table:table-cell>
          <table:table-cell table:number-columns-repeated="4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<text:span text:style-name="T13">RF(SRC) → OpA;</text:span></text:p>
            <text:p><text:span text:style-name="T11">=&gt; 5</text:span></text:p>
            <text:p><text:span text:style-name="T14">if MOV</text:span><text:span text:style-name="T15"> =&gt; 6</text:span></text:p>
          </table:table-cell>
          <table:table-cell table:style-name="ce19" office:value-type="string" calcext:value-type="string">
            <text:p>-</text:p>
          </table:table-cell>
          <table:table-cell table:style-name="ce48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6</text:span></text:p>
          </table:table-cell>
          <table:table-cell table:style-name="ce14" office:value-type="string" calcext:value-type="string">
            <text:p><text:span text:style-name="T13">MDI → OpA;</text:span></text:p>
            <text:p><text:span text:style-name="T26">=&gt; 5</text:span></text:p>
            <text:p><text:span text:style-name="T27">if MOV</text:span><text:span text:style-name="T28"> =&gt; 6</text:span></text:p>
          </table:table-cell>
          <table:table-cell table:style-name="ce19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6</text:span></text:p>
          </table:table-cell>
          <table:table-cell table:style-name="ce20" office:value-type="string" calcext:value-type="string">
            <text:p>-</text:p>
          </table:table-cell>
          <table:table-cell table:style-name="ce14" office:value-type="string" calcext:value-type="string">
            <text:p><text:span text:style-name="T8">NOP;</text:span></text:p>
            <text:p><text:span text:style-name="T26">=&gt; 5</text:span></text:p>
            <text:p><text:span text:style-name="T27">if MOV</text:span><text:span text:style-name="T28"> =&gt; 6</text:span>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string" calcext:value-type="string">
            <text:p><text:span text:style-name="T8">NOP;</text:span></text:p>
            <text:p><text:span text:style-name="T26">=&gt; 5</text:span></text:p>
            <text:p><text:span text:style-name="T27">if MOV</text:span><text:span text:style-name="T28"> =&gt; 6</text:span></text:p>
          </table:table-cell>
          <table:table-cell table:style-name="ce19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covered-table-cell table:style-name="ce48"/>
          <table:covered-table-cell table:style-name="ce69"/>
          <table:table-cell table:number-columns-repeated="3"/>
          <table:table-cell table:style-name="ce19" office:value-type="string" calcext:value-type="string">
            <text:p><text:span text:style-name="T12">ALU(MOV);</text:span></text:p>
            <text:p><text:span text:style-name="T12">MEM.WR;</text:span></text:p>
            <text:p><text:span text:style-name="T12">CLEAR_SLEEP;</text:span></text:p>
            <text:p><text:span text:style-name="T12">MDI → OpA;</text:span></text:p>
            <text:p><text:span text:style-name="T11">=&gt; 5</text:span></text:p>
          </table:table-cell>
          <table:table-cell table:number-columns-repeated="4"/>
        </table:table-row>
        <table:table-row table:style-name="ro8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<text:span text:style-name="T13">MDI → OpB;</text:span></text:p>
            <text:p><text:span text:style-name="T11">=&gt; 6</text:span>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2" office:value-type="string" calcext:value-type="string">
            <text:p>MDI → <text:span text:style-name="T8">OpB;</text:span></text:p>
            <text:p><text:span text:style-name="T16">=&gt; 6</text:span>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2" office:value-type="string" calcext:value-type="string">
            <text:p><text:span text:style-name="T8">MDI → OpB;</text:span></text:p>
            <text:p><text:span text:style-name="T11">=&gt; 6</text:span>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2" office:value-type="string" calcext:value-type="string">
            <text:p><text:span text:style-name="T8">MDI → OpB;</text:span></text:p>
            <text:p><text:span text:style-name="T11">=&gt; 6</text:span></text:p>
          </table:table-cell>
          <table:table-cell table:style-name="ce19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52" office:value-type="string" calcext:value-type="string">
            <text:p><text:span text:style-name="T12">SP – 2 → MAR;</text:span></text:p>
            <text:p><text:span text:style-name="T12">SP – 2 → SP;</text:span></text:p>
            <text:p><text:span text:style-name="T11">=&gt; 6</text:span></text:p>
          </table:table-cell>
          <table:table-cell table:style-name="ce70" office:value-type="string" calcext:value-type="string">
            <text:p><text:span text:style-name="T12">SP – 2 → MAR;</text:span></text:p>
            <text:p><text:span text:style-name="T12">SP – 2 → SP;</text:span></text:p>
            <text:p><text:span text:style-name="T11">=&gt; 7</text:span></text:p>
          </table:table-cell>
          <table:table-cell table:number-columns-repeated="3"/>
          <table:table-cell table:style-name="ce35" office:value-type="string" calcext:value-type="string">
            <text:p><text:span text:style-name="T8">ALU</text:span><text:span text:style-name="T30">(MOV)</text:span><text:span text:style-name="T8"> → PC;</text:span></text:p>
            <text:p><text:span text:style-name="T11">=&gt; Done</text:span></text:p>
          </table:table-cell>
          <table:table-cell table:number-columns-repeated="4"/>
        </table:table-row>
        <table:table-row table:style-name="ro9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<text:span text:style-name="T8">ALU → RF(DST);</text:span></text:p>
            <text:p><text:span text:style-name="T11">=&gt; Done</text:span></text:p>
          </table:table-cell>
          <table:table-cell table:style-name="ce14" office:value-type="string" calcext:value-type="string">
            <text:p><text:span text:style-name="T12">ALU → MDO;</text:span></text:p>
            <text:p>MEM.WR;</text:p>
            <text:p><text:span text:style-name="T16">=&gt; Done</text:span></text:p>
          </table:table-cell>
          <table:table-cell table:style-name="ce19" office:value-type="string" calcext:value-type="string">
            <text:p><text:span text:style-name="T8">ALU → RF(DST);</text:span></text:p>
            <text:p><text:span text:style-name="T11">=&gt; Done</text:span></text:p>
          </table:table-cell>
          <table:table-cell table:style-name="ce20" office:value-type="string" calcext:value-type="string">
            <text:p><text:span text:style-name="T8">ALU → RF(DST);</text:span></text:p>
            <text:p><text:span text:style-name="T11">=&gt; Done</text:span></text:p>
          </table:table-cell>
          <table:table-cell table:style-name="ce14" office:value-type="string" calcext:value-type="string">
            <text:p>ALU → MDO;</text:p>
            <text:p>MEM.WR;</text:p>
            <text:p><text:span text:style-name="T16">=&gt; Done</text:span></text:p>
          </table:table-cell>
          <table:table-cell table:style-name="ce19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style-name="ce20" office:value-type="string" calcext:value-type="string">
            <text:p><text:span text:style-name="T8">ALU → RF(DST);</text:span></text:p>
            <text:p><text:span text:style-name="T11">=&gt; Done</text:span></text:p>
          </table:table-cell>
          <table:table-cell table:style-name="ce14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style-name="ce19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style-name="ce20" office:value-type="string" calcext:value-type="string">
            <text:p><text:span text:style-name="T8">ALU → RF(DST);</text:span></text:p>
            <text:p><text:span text:style-name="T11">=&gt; Done</text:span></text:p>
          </table:table-cell>
          <table:table-cell table:style-name="ce16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style-name="ce19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style-name="ce4" office:value-type="float" office:value="6" calcext:value-type="float">
            <text:p>6</text:p>
          </table:table-cell>
          <table:table-cell table:style-name="ce52" office:value-type="string" calcext:value-type="string">
            <text:p><text:span text:style-name="T8">PC → OpA;</text:span></text:p>
            <text:p><text:span text:style-name="T8">ALU → PC;</text:span></text:p>
            <text:p><text:span text:style-name="T11">=&gt; 7</text:span></text:p>
          </table:table-cell>
          <table:table-cell table:style-name="ce32" office:value-type="string" calcext:value-type="string">
            <text:p>-</text:p>
          </table:table-cell>
          <table:table-cell table:number-columns-repeated="8"/>
        </table:table-row>
        <table:table-row table:style-name="ro10">
          <table:table-cell table:style-name="ce25" office:value-type="string" calcext:value-type="string" table:number-columns-spanned="4" table:number-rows-spanned="1">
            <text:p><text:span text:style-name="T1">The NEO</text:span><text:span text:style-name="T2">430</text:span><text:span text:style-name="T1"> Processor</text:span></text:p>
            <text:p><text:span text:style-name="T3"><text:a xlink:href="https://github.com/stnolting/neo430" xlink:type="simple">https://github.com/stnolting/neo430</text:a></text:span></text:p>
          </table:table-cell>
          <table:covered-table-cell table:number-columns-repeated="3" table:style-name="Default"/>
          <table:table-cell table:style-name="Default" table:number-columns-repeated="9"/>
          <table:table-cell table:style-name="ce4" office:value-type="float" office:value="7" calcext:value-type="float">
            <text:p>7</text:p>
          </table:table-cell>
          <table:table-cell table:style-name="ce68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style-name="ce75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number-columns-repeated="8"/>
        </table:table-row>
        <table:table-row table:style-name="ro11">
          <table:table-cell table:style-name="Default" table:number-columns-repeated="16"/>
          <table:table-cell table:number-columns-repeated="8"/>
        </table:table-row>
        <table:table-row table:style-name="ro12">
          <table:table-cell table:style-name="Default" table:number-columns-repeated="16"/>
          <table:table-cell table:number-columns-repeated="8"/>
        </table:table-row>
        <table:table-row table:style-name="ro13">
          <table:table-cell table:number-columns-repeated="13"/>
          <table:table-cell table:style-name="Default" table:number-columns-repeated="3"/>
          <table:table-cell table:number-columns-repeated="8"/>
        </table:table-row>
        <table:table-row table:style-name="ro14" table:number-rows-repeated="3">
          <table:table-cell table:number-columns-repeated="13"/>
          <table:table-cell table:style-name="Default" table:number-columns-repeated="3"/>
          <table:table-cell table:number-columns-repeated="8"/>
        </table:table-row>
        <table:table-row table:style-name="ro14" table:number-rows-repeated="2">
          <table:table-cell table:number-columns-repeated="13"/>
          <table:table-cell table:style-name="Default" table:number-columns-repeated="2"/>
          <table:table-cell table:number-columns-repeated="9"/>
        </table:table-row>
        <table:table-row table:style-name="ro14" table:number-rows-repeated="9">
          <table:table-cell table:number-columns-repeated="24"/>
        </table:table-row>
        <table:table-row table:style-name="ro14" table:number-rows-repeated="2">
          <table:table-cell table:style-name="ce6" table:number-columns-repeated="13"/>
          <table:table-cell table:number-columns-repeated="11"/>
        </table:table-row>
        <table:table-row table:style-name="ro14">
          <table:table-cell table:style-name="Default" table:number-columns-repeated="1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6:11:39.0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phan Nolting</meta:initial-creator>
    <meta:creation-date>2015-06-26T23:49:08.33</meta:creation-date>
    <dc:date>2020-03-23T16:15:35.952000000</dc:date>
    <meta:editing-duration>P1DT16H42M17S</meta:editing-duration>
    <meta:editing-cycles>148</meta:editing-cycles>
    <meta:generator>LibreOffice/6.4.0.3$Windows_X86_64 LibreOffice_project/b0a288ab3d2d4774cb44b62f04d5d28733ac6df8</meta:generator>
    <meta:document-statistic meta:table-count="1" meta:cell-count="139" meta:object-count="0"/>
  </office:meta>
</office:document-meta>
</file>